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GOMEZ MATIAS &amp; MOHAMED RAFFIQUE ASFAR 1G</text:span></text:h>
      <text:h text:style-name="Default"><text:s text:c="2"/>2<text:s text:c="2"/><text:span text:style-name="style9">#include &lt;iostream&gt;</text:span></text:h>
      <text:h text:style-name="Default"><text:s text:c="2"/>3<text:s text:c="2"/><text:span text:style-name="style9">#include&lt;string&gt;</text:span></text:h>
      <text:h text:style-name="Default"><text:s text:c="2"/>4<text:s text:c="2"/><text:span text:style-name="style9">#include &lt;cstdlib&gt;</text:span></text:h>
      <text:h text:style-name="Default"><text:s text:c="2"/>5<text:s text:c="2"/><text:span text:style-name="style9">#include &lt;cstdio&gt;</text:span></text:h>
      <text:h text:style-name="Default"><text:s text:c="2"/>6<text:s text:c="2"/><text:span text:style-name="style5">using namespace </text:span><text:span text:style-name="style16">std</text:span><text:span text:style-name="style10">;</text:span></text:h>
      <text:h text:style-name="Default"><text:s text:c="2"/>7<text:s text:c="2"/></text:h>
      <text:h text:style-name="Default"><text:s text:c="2"/>8<text:s text:c="2"/><text:span text:style-name="style5">int </text:span><text:span text:style-name="style11">main</text:span><text:span text:style-name="style10">()</text:span></text:h>
      <text:h text:style-name="Default"><text:s text:c="2"/>9<text:s text:c="2"/><text:span text:style-name="style10">{</text:span></text:h>
      <text:h text:style-name="Default"><text:s text:c="1"/>10<text:s text:c="2"/><text:s text:c="4"/><text:span text:style-name="style16">string </text:span><text:span text:style-name="style11">prenom</text:span><text:span text:style-name="style10">;<text:s text:c="18"/></text:span><text:span text:style-name="style2">//nom de joueur qui sera saisie par l'utilisateur</text:span></text:h>
      <text:h text:style-name="Default"><text:s text:c="1"/>11<text:s text:c="2"/><text:s text:c="4"/><text:span text:style-name="style16">string </text:span><text:span text:style-name="style11">nomPC</text:span><text:span text:style-name="style10">=</text:span><text:span text:style-name="style6">"Ordinateur"</text:span><text:span text:style-name="style10">;<text:s text:c="6"/></text:span><text:span text:style-name="style2">//nom qui apparaitra lorsque l'ordinateur jouera</text:span></text:h>
      <text:h text:style-name="Default"><text:s text:c="1"/>12<text:s text:c="2"/><text:s text:c="4"/><text:span text:style-name="style5">int </text:span><text:span text:style-name="style11">MAX</text:span><text:span text:style-name="style10">;<text:s text:c="24"/></text:span><text:span text:style-name="style2">//nombre Maximum qui sera saisie par le joueur</text:span></text:h>
      <text:h text:style-name="Default"><text:s text:c="1"/>13<text:s text:c="2"/><text:s text:c="4"/><text:span text:style-name="style5">int </text:span><text:span text:style-name="style11">MIN</text:span><text:span text:style-name="style10">;<text:s text:c="24"/></text:span><text:span text:style-name="style2">//nombre minimum qui sera saisie par le joueur</text:span></text:h>
      <text:h text:style-name="Default"><text:s text:c="1"/>14<text:s text:c="2"/><text:s text:c="4"/><text:span text:style-name="style5">int </text:span><text:span text:style-name="style11">depart</text:span><text:span text:style-name="style10">;<text:s text:c="21"/></text:span><text:span text:style-name="style2">//variable qui nous permettra de savoir qui de l'ordinateur ou du joueur commencera à jouer</text:span></text:h>
      <text:h text:style-name="Default"><text:s text:c="1"/>15<text:s text:c="2"/><text:s text:c="4"/><text:span text:style-name="style5">int </text:span><text:span text:style-name="style11">i</text:span><text:span text:style-name="style10">;</text:span></text:h>
      <text:h text:style-name="Default"><text:s text:c="1"/>16<text:s text:c="2"/><text:s text:c="4"/><text:span text:style-name="style5">int </text:span><text:span text:style-name="style11">nbVie</text:span><text:span text:style-name="style10">=</text:span><text:span text:style-name="style4">3</text:span><text:span text:style-name="style10">;<text:s text:c="20"/></text:span><text:span text:style-name="style2">//nombre de vie du joueur de depart (3 au total)</text:span></text:h>
      <text:h text:style-name="Default"><text:s text:c="1"/>17<text:s text:c="2"/><text:s text:c="4"/><text:span text:style-name="style5">char </text:span><text:span text:style-name="style11">rejouer</text:span><text:span text:style-name="style10">=</text:span><text:span text:style-name="style7">'o'</text:span><text:span text:style-name="style10">;<text:s text:c="15"/></text:span><text:span text:style-name="style2">//variable de depart pour rejouer</text:span></text:h>
      <text:h text:style-name="Default"><text:s text:c="1"/>18<text:s text:c="2"/></text:h>
      <text:h text:style-name="Default"><text:s text:c="1"/>19<text:s text:c="2"/><text:s text:c="4"/><text:span text:style-name="style16">string </text:span><text:span text:style-name="style11">valeurJEU</text:span><text:span text:style-name="style10">;<text:s text:c="15"/></text:span><text:span text:style-name="style2">//variable pour conversion</text:span></text:h>
      <text:h text:style-name="Default"><text:s text:c="1"/>20<text:s text:c="2"/><text:s text:c="4"/><text:span text:style-name="style5">char </text:span><text:span text:style-name="style11">tab</text:span><text:span text:style-name="style10">[</text:span><text:span text:style-name="style4">250</text:span><text:span text:style-name="style10">];</text:span></text:h>
      <text:h text:style-name="Default"><text:s text:c="1"/>21<text:s text:c="2"/></text:h>
      <text:h text:style-name="Default"><text:s text:c="1"/>22<text:s text:c="2"/><text:s text:c="4"/><text:span text:style-name="style5">bool </text:span><text:span text:style-name="style11">mult3</text:span><text:span text:style-name="style10">;<text:s text:c="21"/></text:span><text:span text:style-name="style2">//booléen pour les multiple de 3</text:span></text:h>
      <text:h text:style-name="Default"><text:s text:c="1"/>23<text:s text:c="2"/><text:s text:c="4"/><text:span text:style-name="style5">bool </text:span><text:span text:style-name="style11">mult5</text:span><text:span text:style-name="style10">;<text:s text:c="21"/></text:span><text:span text:style-name="style2">//booléen pour les multiple de 5</text:span></text:h>
      <text:h text:style-name="Default"><text:s text:c="1"/>24<text:s text:c="2"/><text:s text:c="4"/><text:span text:style-name="style5">bool </text:span><text:span text:style-name="style11">tourOrdi</text:span><text:span text:style-name="style10">;</text:span></text:h>
      <text:h text:style-name="Default"><text:s text:c="1"/>25<text:s text:c="2"/></text:h>
      <text:h text:style-name="Default"><text:s text:c="1"/>26<text:s text:c="2"/><text:s text:c="4"/><text:span text:style-name="style5">while</text:span><text:span text:style-name="style10">(</text:span><text:span text:style-name="style11">rejouer</text:span><text:span text:style-name="style10">==</text:span><text:span text:style-name="style7">'o'</text:span><text:span text:style-name="style10">)</text:span></text:h>
      <text:h text:style-name="Default"><text:s text:c="1"/>27<text:s text:c="2"/><text:s text:c="4"/><text:span text:style-name="style10">{</text:span></text:h>
      <text:h text:style-name="Default"><text:s text:c="1"/>28<text:s text:c="2"/><text:s text:c="4"/><text:span text:style-name="style16">cout </text:span><text:span text:style-name="style10">&lt;&lt; </text:span><text:span text:style-name="style6">"Viens on joue !\n" </text:span><text:span text:style-name="style10">&lt;&lt; </text:span><text:span text:style-name="style11">endl</text:span><text:span text:style-name="style10">;<text:s text:c="12"/></text:span><text:span text:style-name="style2">//Premier message afficher</text:span></text:h>
      <text:h text:style-name="Default"><text:s text:c="1"/>29<text:s text:c="2"/><text:s text:c="4"/><text:span text:style-name="style16">cout</text:span><text:span text:style-name="style10">&lt;&lt;</text:span><text:span text:style-name="style6">"Comment t'appelles-tu ?"</text:span><text:span text:style-name="style10">&lt;&lt;</text:span><text:span text:style-name="style11">endl</text:span><text:span text:style-name="style10">;<text:s text:c="10"/></text:span><text:span text:style-name="style2">//On demande le prenom à l'utilsateur</text:span></text:h>
      <text:h text:style-name="Default"><text:s text:c="1"/>30<text:s text:c="2"/><text:s text:c="4"/><text:span text:style-name="style16">cin</text:span><text:span text:style-name="style10">&gt;&gt;</text:span><text:span text:style-name="style11">prenom</text:span><text:span text:style-name="style10">;<text:s text:c="36"/></text:span><text:span text:style-name="style2">//Saisie du prenom par l'utilsateur</text:span></text:h>
      <text:h text:style-name="Default"><text:s text:c="1"/>31<text:s text:c="2"/></text:h>
      <text:h text:style-name="Default"><text:s text:c="1"/>32<text:s text:c="2"/><text:s text:c="4"/><text:span text:style-name="style2">//On demande de quel nombre à quel nombre l'ordianteur et le joueur joueront</text:span></text:h>
      <text:h text:style-name="Default"><text:s text:c="1"/>33<text:s text:c="2"/><text:s text:c="4"/><text:span text:style-name="style16">cout</text:span><text:span text:style-name="style10">&lt;&lt;</text:span><text:span text:style-name="style6">"Donne moi la valeur minimale et maximale dans laquelles nous jouerons."</text:span><text:span text:style-name="style10">&lt;&lt;</text:span><text:span text:style-name="style11">endl</text:span><text:span text:style-name="style10">;</text:span></text:h>
      <text:h text:style-name="Default"><text:s text:c="1"/>34<text:s text:c="2"/><text:s text:c="4"/><text:span text:style-name="style16">cout</text:span><text:span text:style-name="style10">&lt;&lt;</text:span><text:span text:style-name="style6">"MIN= "</text:span><text:span text:style-name="style10">;</text:span></text:h>
      <text:h text:style-name="Default"><text:s text:c="1"/>35<text:s text:c="2"/><text:s text:c="4"/><text:span text:style-name="style16">cin</text:span><text:span text:style-name="style10">&gt;&gt;</text:span><text:span text:style-name="style11">MIN</text:span><text:span text:style-name="style10">;<text:s text:c="39"/></text:span><text:span text:style-name="style2">//Saisie du minimum (du nombre de depart par l'utilsateur)</text:span></text:h>
      <text:h text:style-name="Default"><text:s text:c="1"/>36<text:s text:c="2"/><text:s text:c="4"/><text:span text:style-name="style16">cout</text:span><text:span text:style-name="style10">&lt;&lt;</text:span><text:span text:style-name="style6">"MAX= "</text:span><text:span text:style-name="style10">;</text:span></text:h>
      <text:h text:style-name="Default"><text:s text:c="1"/>37<text:s text:c="2"/><text:s text:c="4"/><text:span text:style-name="style16">cin</text:span><text:span text:style-name="style10">&gt;&gt;</text:span><text:span text:style-name="style11">MAX</text:span><text:span text:style-name="style10">;<text:s text:c="39"/></text:span><text:span text:style-name="style2">//Saisie du maximum (du dernier nombre à saisir dans le jeu)</text:span></text:h>
      <text:h text:style-name="Default"><text:s text:c="1"/>38<text:s text:c="2"/></text:h>
      <text:h text:style-name="Default"><text:s text:c="1"/>39<text:s text:c="2"/><text:s text:c="4"/><text:span text:style-name="style1">/*Tant que l'utilisateur ne saisie pas un minimum ou un maximum</text:span></text:h>
      <text:h text:style-name="Default"><text:s text:c="1"/>40<text:s text:c="2"/><text:s text:c="4"/><text:span text:style-name="style1">strictement positive, ou que le maximum n'est pas superieur au minimum faire...*/</text:span></text:h>
      <text:h text:style-name="Default"><text:s text:c="1"/>41<text:s text:c="2"/><text:s text:c="4"/><text:span text:style-name="style5">while</text:span><text:span text:style-name="style10">(</text:span><text:span text:style-name="style11">MAX</text:span><text:span text:style-name="style10">&lt;=</text:span><text:span text:style-name="style4">0 </text:span><text:span text:style-name="style10">|| </text:span><text:span text:style-name="style11">MIN</text:span><text:span text:style-name="style10">&lt;=</text:span><text:span text:style-name="style4">0 </text:span><text:span text:style-name="style10">|| </text:span><text:span text:style-name="style11">MIN</text:span><text:span text:style-name="style10">&gt;</text:span><text:span text:style-name="style11">MAX</text:span><text:span text:style-name="style10">)</text:span></text:h>
      <text:h text:style-name="Default"><text:s text:c="1"/>42<text:s text:c="2"/><text:s text:c="4"/><text:span text:style-name="style10">{</text:span></text:h>
      <text:h text:style-name="Default"><text:s text:c="1"/>43<text:s text:c="2"/><text:s text:c="8"/><text:span text:style-name="style2">//Si il n'a pas saisie un maximum strictement positive demander à l'utilisateur de le faire</text:span></text:h>
      <text:h text:style-name="Default"><text:s text:c="1"/>44<text:s text:c="2"/><text:s text:c="8"/><text:span text:style-name="style5">if</text:span><text:span text:style-name="style10">(</text:span><text:span text:style-name="style11">MAX</text:span><text:span text:style-name="style10">&lt;=</text:span><text:span text:style-name="style4">0</text:span><text:span text:style-name="style10">)</text:span></text:h>
      <text:h text:style-name="Default"><text:s text:c="1"/>45<text:s text:c="2"/><text:s text:c="8"/><text:span text:style-name="style10">{</text:span></text:h>
      <text:h text:style-name="Default"><text:s text:c="1"/>46<text:s text:c="2"/><text:s text:c="12"/><text:span text:style-name="style16">cout</text:span><text:span text:style-name="style10">&lt;&lt;</text:span><text:span text:style-name="style6">"Assurez vous que le maximum soit positive"</text:span><text:span text:style-name="style10">&lt;&lt;</text:span><text:span text:style-name="style11">endl</text:span><text:span text:style-name="style10">;</text:span></text:h>
      <text:h text:style-name="Default"><text:s text:c="1"/>47<text:s text:c="2"/><text:s text:c="12"/><text:span text:style-name="style16">cin</text:span><text:span text:style-name="style10">&gt;&gt;</text:span><text:span text:style-name="style11">MAX</text:span><text:span text:style-name="style10">;</text:span></text:h>
      <text:h text:style-name="Default"><text:s text:c="1"/>48<text:s text:c="2"/><text:s text:c="8"/><text:span text:style-name="style10">}</text:span></text:h>
      <text:h text:style-name="Default"><text:s text:c="1"/>49<text:s text:c="2"/><text:s text:c="8"/><text:span text:style-name="style2">//Si il n'a pas saisie un minimum strictement positive demander à l'utilisateur de le faire</text:span></text:h>
      <text:h text:style-name="Default"><text:s text:c="1"/>50<text:s text:c="2"/><text:s text:c="8"/><text:span text:style-name="style5">if</text:span><text:span text:style-name="style10">(</text:span><text:span text:style-name="style11">MIN</text:span><text:span text:style-name="style10">&lt;=</text:span><text:span text:style-name="style4">0</text:span><text:span text:style-name="style10">)</text:span></text:h>
      <text:h text:style-name="Default"><text:s text:c="1"/>51<text:s text:c="2"/><text:s text:c="8"/><text:span text:style-name="style10">{</text:span></text:h>
      <text:h text:style-name="Default"><text:s text:c="1"/>52<text:s text:c="2"/><text:s text:c="12"/><text:span text:style-name="style16">cout</text:span><text:span text:style-name="style10">&lt;&lt;</text:span><text:span text:style-name="style6">"Assurez vous que le minimum soit positive"</text:span><text:span text:style-name="style10">&lt;&lt;</text:span><text:span text:style-name="style11">endl</text:span><text:span text:style-name="style10">;</text:span></text:h>
      <text:h text:style-name="Default"><text:s text:c="1"/>53<text:s text:c="2"/><text:s text:c="12"/><text:span text:style-name="style16">cin</text:span><text:span text:style-name="style10">&gt;&gt;</text:span><text:span text:style-name="style11">MIN</text:span><text:span text:style-name="style10">;</text:span></text:h>
      <text:h text:style-name="Default"><text:s text:c="1"/>54<text:s text:c="2"/><text:s text:c="8"/><text:span text:style-name="style10">}</text:span></text:h>
      <text:h text:style-name="Default"><text:s text:c="1"/>55<text:s text:c="2"/><text:s text:c="8"/><text:span text:style-name="style2">//Si il n'a pas saisie un maximum superieur au minimum demander à l'utilisateur de le faire</text:span></text:h>
      <text:h text:style-name="Default"><text:s text:c="1"/>56<text:s text:c="2"/><text:s text:c="8"/><text:span text:style-name="style5">if</text:span><text:span text:style-name="style10">(</text:span><text:span text:style-name="style11">MIN</text:span><text:span text:style-name="style10">&gt;</text:span><text:span text:style-name="style11">MAX</text:span><text:span text:style-name="style10">)</text:span></text:h>
      <text:h text:style-name="Default"><text:s text:c="1"/>57<text:s text:c="2"/><text:s text:c="8"/><text:span text:style-name="style10">{</text:span></text:h>
      <text:h text:style-name="Default"><text:s text:c="1"/>58<text:s text:c="2"/><text:s text:c="12"/><text:span text:style-name="style16">cout</text:span><text:span text:style-name="style10">&lt;&lt;</text:span><text:span text:style-name="style6">"Assurez vous que le maximum soit superieur au minimum SVP."</text:span><text:span text:style-name="style10">&lt;&lt;</text:span><text:span text:style-name="style11">endl</text:span><text:span text:style-name="style10">;</text:span></text:h>
      <text:h text:style-name="Default"><text:s text:c="1"/>59<text:s text:c="2"/><text:s text:c="12"/><text:span text:style-name="style16">cout</text:span><text:span text:style-name="style10">&lt;&lt;</text:span><text:span text:style-name="style6">"MIN= "</text:span><text:span text:style-name="style10">;</text:span></text:h>
      <text:h text:style-name="Default"><text:s text:c="1"/>60<text:s text:c="2"/><text:s text:c="12"/><text:span text:style-name="style16">cin</text:span><text:span text:style-name="style10">&gt;&gt;</text:span><text:span text:style-name="style11">MIN</text:span><text:span text:style-name="style10">;</text:span></text:h>
      <text:h text:style-name="Default"><text:s text:c="1"/>61<text:s text:c="2"/><text:s text:c="12"/><text:span text:style-name="style16">cout</text:span><text:span text:style-name="style10">&lt;&lt;</text:span><text:span text:style-name="style6">"MAX= "</text:span><text:span text:style-name="style10">;</text:span></text:h>
      <text:h text:style-name="Default"><text:s text:c="1"/>62<text:s text:c="2"/><text:s text:c="12"/><text:span text:style-name="style16">cin</text:span><text:span text:style-name="style10">&gt;&gt;</text:span><text:span text:style-name="style11">MAX</text:span><text:span text:style-name="style10">;</text:span></text:h>
      <text:h text:style-name="Default"><text:s text:c="1"/>63<text:s text:c="2"/><text:s text:c="8"/><text:span text:style-name="style10">}</text:span></text:h>
      <text:h text:style-name="Default"><text:s text:c="1"/>64<text:s text:c="2"/><text:s text:c="4"/><text:span text:style-name="style10">}</text:span></text:h>
      <text:h text:style-name="Default"><text:s text:c="1"/>65<text:s text:c="2"/></text:h>
      <text:h text:style-name="Default"><text:s text:c="1"/>66<text:s text:c="2"/><text:s text:c="4"/><text:span text:style-name="style2">//On demande qui de l'ordinateur ou du joueur sera le premier à jouer</text:span></text:h>
      <text:h text:style-name="Default"><text:s text:c="1"/>67<text:s text:c="2"/><text:s text:c="4"/><text:span text:style-name="style16">cout</text:span><text:span text:style-name="style10">&lt;&lt;</text:span><text:span text:style-name="style6">"Je commence ou tu commences ?\n Si c'est moi qui commence tape '0' \n Si c'est toi qui commences tape '1'"</text:span><text:span text:style-name="style10">&lt;&lt;</text:span><text:span text:style-name="style11">endl</text:span><text:span text:style-name="style10">;</text:span></text:h>
      <text:h text:style-name="Default"><text:s text:c="1"/>68<text:s text:c="2"/><text:s text:c="4"/><text:span text:style-name="style16">cin</text:span><text:span text:style-name="style10">&gt;&gt;</text:span><text:span text:style-name="style11">depart</text:span><text:span text:style-name="style10">;<text:s text:c="12"/></text:span><text:span text:style-name="style2">//saisie par l'utilsateur</text:span></text:h>
      <text:h text:style-name="Default"><text:s text:c="1"/>69<text:s text:c="2"/></text:h>
      <text:h text:style-name="Default"><text:s text:c="1"/>70<text:s text:c="2"/><text:s text:c="4"/><text:span text:style-name="style2">//Tant que l'utilsateur n'a pas taper '0' ou '1' pour faire son choix...</text:span></text:h>
      <text:h text:style-name="Default"><text:s text:c="1"/>71<text:s text:c="2"/><text:s text:c="4"/><text:span text:style-name="style5">while</text:span><text:span text:style-name="style10">((</text:span><text:span text:style-name="style11">depart</text:span><text:span text:style-name="style10">!=</text:span><text:span text:style-name="style4">0</text:span><text:span text:style-name="style10">) &amp;&amp; (</text:span><text:span text:style-name="style11">depart</text:span><text:span text:style-name="style10">!=</text:span><text:span text:style-name="style4">1</text:span><text:span text:style-name="style10">))</text:span></text:h>
      <text:h text:style-name="Default"><text:s text:c="1"/>72<text:s text:c="2"/><text:s text:c="4"/><text:span text:style-name="style10">{</text:span></text:h>
      <text:h text:style-name="Default"><text:s text:c="1"/>73<text:s text:c="2"/><text:s text:c="8"/><text:span text:style-name="style2">//Redemander à l'utilsateur de taper '0' ou '1' pour faire son choix</text:span></text:h>
      <text:h text:style-name="Default"><text:s text:c="1"/>74<text:s text:c="2"/><text:s text:c="8"/><text:span text:style-name="style16">cout</text:span><text:span text:style-name="style10">&lt;&lt;</text:span><text:span text:style-name="style6">"J'AI DIS !!! Si c'est moi qui commence tape '0' \n Si c'est toi qui commences tape '1'"</text:span><text:span text:style-name="style10">&lt;&lt;</text:span><text:span text:style-name="style11">endl</text:span><text:span text:style-name="style10">;</text:span></text:h>
      <text:h text:style-name="Default"><text:s text:c="1"/>75<text:s text:c="2"/><text:s text:c="8"/><text:span text:style-name="style16">cin</text:span><text:span text:style-name="style10">&gt;&gt;</text:span><text:span text:style-name="style11">depart</text:span><text:span text:style-name="style10">;<text:s text:c="8"/></text:span><text:span text:style-name="style2">//Saisie par l'utilisateur</text:span></text:h>
      <text:h text:style-name="Default"><text:s text:c="1"/>76<text:s text:c="2"/><text:s text:c="4"/><text:span text:style-name="style10">}</text:span></text:h>
      <text:h text:style-name="Default"><text:s text:c="1"/>77<text:s text:c="2"/></text:h>
      <text:h text:style-name="Default"><text:s text:c="1"/>78<text:s text:c="2"/><text:s text:c="4"/><text:span text:style-name="style11">tourOrdi</text:span><text:span text:style-name="style10">= </text:span><text:span text:style-name="style11">depart</text:span><text:span text:style-name="style10">==</text:span><text:span text:style-name="style4">0</text:span><text:span text:style-name="style10">;<text:s text:c="4"/></text:span><text:span text:style-name="style2">//On affecte la valeur '0' qui veux dire que l'ordinateur commence</text:span></text:h>
      <text:h text:style-name="Default"><text:s text:c="1"/>79<text:s text:c="2"/></text:h>
      <text:h text:style-name="Default"><text:s text:c="1"/>80<text:s text:c="2"/><text:s text:c="4"/><text:span text:style-name="style5">if</text:span><text:span text:style-name="style10">(</text:span><text:span text:style-name="style11">tourOrdi</text:span><text:span text:style-name="style10">)<text:s text:c="12"/></text:span><text:span text:style-name="style2">//Si l'ordinateur commence...</text:span></text:h>
      <text:h text:style-name="Default"><text:s text:c="1"/>81<text:s text:c="2"/><text:s text:c="8"/><text:span text:style-name="style16">cout</text:span><text:span text:style-name="style10">&lt;&lt;</text:span><text:span text:style-name="style6">"OK ! Alors je commence."</text:span><text:span text:style-name="style10">&lt;&lt;</text:span><text:span text:style-name="style11">endl</text:span><text:span text:style-name="style10">;<text:s text:c="6"/></text:span><text:span text:style-name="style2">//Ecrire message</text:span></text:h>
      <text:h text:style-name="Default"><text:s text:c="1"/>82<text:s text:c="2"/><text:s text:c="4"/><text:span text:style-name="style5">else<text:s text:c="20"/></text:span><text:span text:style-name="style2">//Dans le cas contraire...</text:span></text:h>
      <text:h text:style-name="Default"><text:s text:c="1"/>83<text:s text:c="2"/><text:s text:c="8"/><text:span text:style-name="style16">cout</text:span><text:span text:style-name="style10">&lt;&lt;</text:span><text:span text:style-name="style6">"Super! Alors tu commences."</text:span><text:span text:style-name="style10">&lt;&lt;</text:span><text:span text:style-name="style11">endl</text:span><text:span text:style-name="style10">;<text:s text:c="3"/></text:span><text:span text:style-name="style2">//Ecrire message</text:span></text:h>
      <text:h text:style-name="Default"><text:s text:c="1"/>84<text:s text:c="2"/></text:h>
      <text:h text:style-name="Default"><text:s text:c="1"/>85<text:s text:c="2"/><text:s text:c="4"/><text:span text:style-name="style11">i</text:span><text:span text:style-name="style10">=</text:span><text:span text:style-name="style11">MIN</text:span><text:span text:style-name="style10">;<text:s text:c="18"/></text:span><text:span text:style-name="style2">//On affecte la valeur minimal à i</text:span></text:h>
      <text:h text:style-name="Default"><text:s text:c="1"/>86<text:s text:c="2"/></text:h>
      <text:h text:style-name="Default"><text:s text:c="1"/>87<text:s text:c="2"/><text:s text:c="4"/><text:span text:style-name="style5">while</text:span><text:span text:style-name="style10">(</text:span><text:span text:style-name="style11">i</text:span><text:span text:style-name="style10">&lt;=</text:span><text:span text:style-name="style11">MAX</text:span><text:span text:style-name="style10">)<text:s text:c="11"/></text:span><text:span text:style-name="style2">//Tant que i est inferieur ou égal au maximum entré</text:span></text:h>
      <text:h text:style-name="Default"><text:s text:c="1"/>88<text:s text:c="2"/><text:s text:c="4"/><text:span text:style-name="style10">{</text:span></text:h>
      <text:h text:style-name="Default"><text:s text:c="1"/>89<text:s text:c="2"/><text:s text:c="8"/><text:span text:style-name="style11">mult3</text:span><text:span text:style-name="style10">= </text:span><text:span text:style-name="style11">i</text:span><text:span text:style-name="style10">%</text:span><text:span text:style-name="style4">3 </text:span><text:span text:style-name="style10">== </text:span><text:span text:style-name="style4">0</text:span><text:span text:style-name="style10">;<text:s text:c="4"/></text:span><text:span text:style-name="style2">//le booleen mult3 est vrai dans le cas où i est divisible par 3</text:span></text:h>
      <text:h text:style-name="Default"><text:s text:c="1"/>90<text:s text:c="2"/><text:s text:c="8"/><text:span text:style-name="style11">mult5</text:span><text:span text:style-name="style10">= </text:span><text:span text:style-name="style11">i</text:span><text:span text:style-name="style10">%</text:span><text:span text:style-name="style4">5 </text:span><text:span text:style-name="style10">== </text:span><text:span text:style-name="style4">0</text:span><text:span text:style-name="style10">;<text:s text:c="4"/></text:span><text:span text:style-name="style2">//le booleen mult5 est vrai dans le cas où i est divisible par 5</text:span></text:h>
      <text:h text:style-name="Default"><text:s text:c="1"/>91<text:s text:c="2"/></text:h>
      <text:h text:style-name="Default"><text:s text:c="1"/>92<text:s text:c="2"/><text:s text:c="8"/><text:span text:style-name="style5">if</text:span><text:span text:style-name="style10">(</text:span><text:span text:style-name="style11">tourOrdi</text:span><text:span text:style-name="style10">)<text:s text:c="8"/></text:span><text:span text:style-name="style2">//Si c'est le tour de l'Ordianteur faire...</text:span></text:h>
      <text:h text:style-name="Default"><text:s text:c="1"/>93<text:s text:c="2"/><text:s text:c="8"/><text:span text:style-name="style10">{</text:span></text:h>
      <text:h text:style-name="Default"><text:s text:c="1"/>94<text:s text:c="2"/><text:s text:c="12"/><text:span text:style-name="style5">if</text:span><text:span text:style-name="style10">(</text:span><text:span text:style-name="style11">mult3 </text:span><text:span text:style-name="style10">&amp;&amp; </text:span><text:span text:style-name="style11">mult5</text:span><text:span text:style-name="style10">)<text:s text:c="6"/></text:span><text:span text:style-name="style2">//Si le nombre i actuel est divisible par 3 et 5...</text:span></text:h>
      <text:h text:style-name="Default"><text:s text:c="1"/>95<text:s text:c="2"/><text:s text:c="12"/><text:span text:style-name="style10">{</text:span></text:h>
      <text:h text:style-name="Default"><text:s text:c="1"/>96<text:s text:c="2"/><text:s text:c="16"/><text:span text:style-name="style16">cout</text:span><text:span text:style-name="style10">&lt;&lt;</text:span><text:span text:style-name="style11">nomPC</text:span><text:span text:style-name="style10">&lt;&lt;</text:span><text:span text:style-name="style6">"&gt; FizzBuzz"</text:span><text:span text:style-name="style10">&lt;&lt;</text:span><text:span text:style-name="style11">endl</text:span><text:span text:style-name="style10">;<text:s text:c="4"/></text:span><text:span text:style-name="style2">//Afficher "Ordinateur&gt; FizzBuzz</text:span></text:h>
      <text:h text:style-name="Default"><text:s text:c="1"/>97<text:s text:c="2"/><text:s text:c="12"/><text:span text:style-name="style10">}</text:span></text:h>
      <text:h text:style-name="Default"><text:s text:c="1"/>98<text:s text:c="2"/><text:s text:c="12"/><text:span text:style-name="style5">else if</text:span><text:span text:style-name="style10">(</text:span><text:span text:style-name="style11">mult3</text:span><text:span text:style-name="style10">)<text:s text:c="10"/></text:span><text:span text:style-name="style2">//Si le nombre i actuel est divisible par 3...</text:span></text:h>
      <text:h text:style-name="Default"><text:s text:c="1"/>99<text:s text:c="2"/><text:s text:c="12"/><text:span text:style-name="style10">{</text:span></text:h>
      <text:h text:style-name="Default">100<text:s text:c="2"/><text:s text:c="16"/><text:span text:style-name="style16">cout</text:span><text:span text:style-name="style10">&lt;&lt;</text:span><text:span text:style-name="style11">nomPC</text:span><text:span text:style-name="style10">&lt;&lt;</text:span><text:span text:style-name="style6">"&gt; Fizz"</text:span><text:span text:style-name="style10">&lt;&lt;</text:span><text:span text:style-name="style11">endl</text:span><text:span text:style-name="style10">;<text:s text:c="8"/></text:span><text:span text:style-name="style2">//Afficher "Ordinateur&gt; Fizz</text:span></text:h>
      <text:h text:style-name="Default">101<text:s text:c="2"/><text:s text:c="12"/><text:span text:style-name="style10">}</text:span></text:h>
      <text:h text:style-name="Default">102<text:s text:c="2"/><text:s text:c="12"/><text:span text:style-name="style5">else if</text:span><text:span text:style-name="style10">(</text:span><text:span text:style-name="style11">mult5</text:span><text:span text:style-name="style10">)<text:s text:c="26"/></text:span><text:span text:style-name="style2">//Si le nombre i actuel est divisible par 5...</text:span></text:h>
      <text:h text:style-name="Default">103<text:s text:c="2"/><text:s text:c="12"/><text:span text:style-name="style10">{</text:span></text:h>
      <text:h text:style-name="Default">104<text:s text:c="2"/><text:s text:c="16"/><text:span text:style-name="style16">cout</text:span><text:span text:style-name="style10">&lt;&lt;</text:span><text:span text:style-name="style11">nomPC</text:span><text:span text:style-name="style10">&lt;&lt;</text:span><text:span text:style-name="style6">"&gt; Buzz"</text:span><text:span text:style-name="style10">&lt;&lt;</text:span><text:span text:style-name="style11">endl</text:span><text:span text:style-name="style10">;<text:s text:c="8"/></text:span><text:span text:style-name="style2">//Afficher "Ordinateur&gt; Buzz</text:span></text:h>
      <text:h text:style-name="Default">105<text:s text:c="2"/><text:s text:c="12"/><text:span text:style-name="style10">}</text:span></text:h>
      <text:h text:style-name="Default">106<text:s text:c="2"/><text:s text:c="12"/><text:span text:style-name="style5">else<text:s text:c="36"/></text:span><text:span text:style-name="style2">//Si aucun des conditions precedentes ne sont presentes</text:span></text:h>
      <text:h text:style-name="Default">107<text:s text:c="2"/></text:h>
      <text:h text:style-name="Default">108<text:s text:c="2"/><text:s text:c="16"/><text:span text:style-name="style16">cout</text:span><text:span text:style-name="style10">&lt;&lt;</text:span><text:span text:style-name="style11">nomPC</text:span><text:span text:style-name="style10">&lt;&lt;</text:span><text:span text:style-name="style6">"&gt; "</text:span><text:span text:style-name="style10">&lt;&lt;</text:span><text:span text:style-name="style11">i</text:span><text:span text:style-name="style10">&lt;&lt;</text:span><text:span text:style-name="style11">endl</text:span><text:span text:style-name="style10">;<text:s text:c="9"/></text:span><text:span text:style-name="style2">//Afficher "Ordianteur&gt; (nombre i actuel de cette boucle)</text:span></text:h>
      <text:h text:style-name="Default">109<text:s text:c="2"/><text:s text:c="8"/><text:span text:style-name="style10">}</text:span></text:h>
      <text:h text:style-name="Default">110<text:s text:c="2"/><text:s text:c="8"/><text:span text:style-name="style5">else<text:s text:c="12"/></text:span><text:span text:style-name="style2">//Si c'est le tour de l'utilisateur faire...</text:span></text:h>
      <text:h text:style-name="Default">111<text:s text:c="2"/><text:s text:c="8"/><text:span text:style-name="style10">{</text:span></text:h>
      <text:h text:style-name="Default">112<text:s text:c="2"/><text:s text:c="12"/><text:span text:style-name="style16">cout</text:span><text:span text:style-name="style10">&lt;&lt;</text:span><text:span text:style-name="style11">prenom</text:span><text:span text:style-name="style10">&lt;&lt;</text:span><text:span text:style-name="style6">"("</text:span><text:span text:style-name="style10">&lt;&lt;</text:span><text:span text:style-name="style11">nbVie</text:span><text:span text:style-name="style10">&lt;&lt;</text:span><text:span text:style-name="style6">" vies)"</text:span><text:span text:style-name="style10">&lt;&lt;</text:span><text:span text:style-name="style6">" &gt; "</text:span><text:span text:style-name="style10">;<text:s text:c="6"/></text:span><text:span text:style-name="style2">//Afficher "prenom de l'utilisateur (nombre de vie)&gt;"</text:span></text:h>
      <text:h text:style-name="Default">113<text:s text:c="2"/><text:s text:c="12"/><text:span text:style-name="style16">cin</text:span><text:span text:style-name="style10">&gt;&gt;</text:span><text:span text:style-name="style11">valeurJEU</text:span><text:span text:style-name="style10">;<text:s text:c="33"/></text:span><text:span text:style-name="style2">//Saisie de ma valeur que l'utilsateur pense etre la bonne</text:span></text:h>
      <text:h text:style-name="Default">114<text:s text:c="2"/></text:h>
      <text:h text:style-name="Default">115<text:s text:c="2"/></text:h>
      <text:h text:style-name="Default">116<text:s text:c="2"/><text:s text:c="12"/><text:span text:style-name="style2">//Si le nombre i actuel est divisible par 3 et 5 et que la valeur rentrer par l'utilsateur est differrente de "FizzBuzz" faire...</text:span></text:h>
      <text:h text:style-name="Default">117<text:s text:c="2"/><text:s text:c="12"/><text:span text:style-name="style5">if</text:span><text:span text:style-name="style10">((</text:span><text:span text:style-name="style11">mult3 </text:span><text:span text:style-name="style10">&amp;&amp; </text:span><text:span text:style-name="style11">mult5</text:span><text:span text:style-name="style10">) &amp;&amp; </text:span><text:span text:style-name="style11">valeurJEU</text:span><text:span text:style-name="style10">!=</text:span><text:span text:style-name="style6">"FizzBuzz"</text:span><text:span text:style-name="style10">)</text:span></text:h>
      <text:h text:style-name="Default">118<text:s text:c="2"/><text:s text:c="12"/><text:span text:style-name="style10">{</text:span></text:h>
      <text:h text:style-name="Default">119<text:s text:c="2"/><text:s text:c="16"/><text:span text:style-name="style16">cout</text:span><text:span text:style-name="style10">&lt;&lt;</text:span><text:span text:style-name="style6">"ERREUR la reponse etait FizzBuzz"</text:span><text:span text:style-name="style10">&lt;&lt;</text:span><text:span text:style-name="style11">endl</text:span><text:span text:style-name="style10">;<text:s text:c="5"/></text:span><text:span text:style-name="style2">//Afficher que l'utilisateur s'est trompé</text:span></text:h>
      <text:h text:style-name="Default">120<text:s text:c="2"/><text:s text:c="16"/><text:span text:style-name="style11">nbVie</text:span><text:span text:style-name="style10">=</text:span><text:span text:style-name="style11">nbVie</text:span><text:span text:style-name="style10">-</text:span><text:span text:style-name="style4">1</text:span><text:span text:style-name="style10">;<text:s text:c="38"/></text:span><text:span text:style-name="style2">//Et enlever une vie</text:span></text:h>
      <text:h text:style-name="Default">121<text:s text:c="2"/><text:s text:c="12"/><text:span text:style-name="style10">}</text:span></text:h>
      <text:h text:style-name="Default">122<text:s text:c="2"/><text:s text:c="12"/><text:span text:style-name="style2">//Si le nombre i actuel est divisible par 3 et que la valeur rentrer par l'utilsateur est differrente de "Fizz" faire...</text:span></text:h>
      <text:h text:style-name="Default">123<text:s text:c="2"/><text:s text:c="12"/><text:span text:style-name="style5">else if</text:span><text:span text:style-name="style10">(</text:span><text:span text:style-name="style11">mult3 </text:span><text:span text:style-name="style10">&amp;&amp; </text:span><text:span text:style-name="style11">valeurJEU</text:span><text:span text:style-name="style10">!=</text:span><text:span text:style-name="style6">"Fizz"</text:span><text:span text:style-name="style10">)</text:span></text:h>
      <text:h text:style-name="Default">124<text:s text:c="2"/><text:s text:c="12"/><text:span text:style-name="style10">{</text:span></text:h>
      <text:h text:style-name="Default">125<text:s text:c="2"/><text:s text:c="16"/><text:span text:style-name="style16">cout</text:span><text:span text:style-name="style10">&lt;&lt;</text:span><text:span text:style-name="style6">"ERREUR la reponse etait Fizz"</text:span><text:span text:style-name="style10">&lt;&lt;</text:span><text:span text:style-name="style11">endl</text:span><text:span text:style-name="style10">;<text:s text:c="9"/></text:span><text:span text:style-name="style2">//Afficher que l'utilisateur s'est trompé</text:span></text:h>
      <text:h text:style-name="Default">126<text:s text:c="2"/><text:s text:c="16"/><text:span text:style-name="style11">nbVie</text:span><text:span text:style-name="style10">=</text:span><text:span text:style-name="style11">nbVie</text:span><text:span text:style-name="style10">-</text:span><text:span text:style-name="style4">1</text:span><text:span text:style-name="style10">;<text:s text:c="38"/></text:span><text:span text:style-name="style2">//Et enlever une vie</text:span></text:h>
      <text:h text:style-name="Default">127<text:s text:c="2"/><text:s text:c="12"/><text:span text:style-name="style10">}</text:span></text:h>
      <text:h text:style-name="Default">128<text:s text:c="2"/><text:s text:c="12"/><text:span text:style-name="style2">//Si le nombre i actuel est divisible par 5 et que la valeur rentrer par l'utilsateur est differrente de "Buzz" faire...</text:span></text:h>
      <text:h text:style-name="Default">129<text:s text:c="2"/><text:s text:c="12"/><text:span text:style-name="style5">else if</text:span><text:span text:style-name="style10">(</text:span><text:span text:style-name="style11">mult5 </text:span><text:span text:style-name="style10">&amp;&amp; </text:span><text:span text:style-name="style11">valeurJEU</text:span><text:span text:style-name="style10">!=</text:span><text:span text:style-name="style6">"Buzz"</text:span><text:span text:style-name="style10">)</text:span></text:h>
      <text:h text:style-name="Default">130<text:s text:c="2"/><text:s text:c="12"/><text:span text:style-name="style10">{</text:span></text:h>
      <text:h text:style-name="Default">131<text:s text:c="2"/><text:s text:c="16"/><text:span text:style-name="style16">cout</text:span><text:span text:style-name="style10">&lt;&lt;</text:span><text:span text:style-name="style6">"ERREUR la reponse etait Buzz"</text:span><text:span text:style-name="style10">&lt;&lt;</text:span><text:span text:style-name="style11">endl</text:span><text:span text:style-name="style10">;<text:s text:c="9"/></text:span><text:span text:style-name="style2">//Afficher que l'utilisateur s'est trompé</text:span></text:h>
      <text:h text:style-name="Default">132<text:s text:c="2"/><text:s text:c="16"/><text:span text:style-name="style11">nbVie</text:span><text:span text:style-name="style10">=</text:span><text:span text:style-name="style11">nbVie</text:span><text:span text:style-name="style10">-</text:span><text:span text:style-name="style4">1</text:span><text:span text:style-name="style10">;<text:s text:c="38"/></text:span><text:span text:style-name="style2">//Et enlever une vie</text:span></text:h>
      <text:h text:style-name="Default">133<text:s text:c="2"/><text:s text:c="12"/><text:span text:style-name="style10">}</text:span></text:h>
      <text:h text:style-name="Default">134<text:s text:c="2"/></text:h>
      <text:h text:style-name="Default">135<text:s text:c="2"/><text:s text:c="12"/><text:span text:style-name="style5">else if</text:span><text:span text:style-name="style10">(!(</text:span><text:span text:style-name="style11">mult3 </text:span><text:span text:style-name="style10">|| </text:span><text:span text:style-name="style11">mult5</text:span><text:span text:style-name="style10">))<text:s text:c="15"/></text:span><text:span text:style-name="style2">//Si les conditions precedentes ne sont pas remplis faire, et que le nombre i actuel n'est pas divisible par 3 ou 5 ni les deux</text:span></text:h>
      <text:h text:style-name="Default">136<text:s text:c="2"/><text:s text:c="12"/><text:span text:style-name="style10">{</text:span></text:h>
      <text:h text:style-name="Default">137<text:s text:c="2"/><text:s text:c="16"/><text:span text:style-name="style11">sprintf</text:span><text:span text:style-name="style10">(</text:span><text:span text:style-name="style11">tab</text:span><text:span text:style-name="style10">,</text:span><text:span text:style-name="style6">"%d"</text:span><text:span text:style-name="style10">,</text:span><text:span text:style-name="style11">i</text:span><text:span text:style-name="style10">);<text:s text:c="16"/></text:span><text:span text:style-name="style2">//conversion de int vers string et envoie le resultat dans tab</text:span></text:h>
      <text:h text:style-name="Default">138<text:s text:c="2"/><text:s text:c="16"/><text:span text:style-name="style5">if</text:span><text:span text:style-name="style10">(</text:span><text:span text:style-name="style11">valeurJEU</text:span><text:span text:style-name="style10">!=</text:span><text:span text:style-name="style11">tab</text:span><text:span text:style-name="style10">)<text:s text:c="18"/></text:span><text:span text:style-name="style2">//Si la valeur entrer par l'utilisateur est differente du nombre i de cette boucle</text:span></text:h>
      <text:h text:style-name="Default">139<text:s text:c="2"/><text:s text:c="16"/><text:span text:style-name="style10">{</text:span></text:h>
      <text:h text:style-name="Default">140<text:s text:c="2"/><text:s text:c="20"/><text:span text:style-name="style16">cout</text:span><text:span text:style-name="style10">&lt;&lt;</text:span><text:span text:style-name="style6">"ERREUR la reponse etait "</text:span><text:span text:style-name="style10">&lt;&lt;</text:span><text:span text:style-name="style11">i</text:span><text:span text:style-name="style10">&lt;&lt;</text:span><text:span text:style-name="style11">endl</text:span><text:span text:style-name="style10">;<text:s text:c="6"/></text:span><text:span text:style-name="style2">//Afficher que l'utilisateur s'est trompé</text:span></text:h>
      <text:h text:style-name="Default">141<text:s text:c="2"/><text:s text:c="20"/><text:span text:style-name="style11">nbVie</text:span><text:span text:style-name="style10">=</text:span><text:span text:style-name="style11">nbVie</text:span><text:span text:style-name="style10">-</text:span><text:span text:style-name="style4">1</text:span><text:span text:style-name="style10">;<text:s text:c="34"/></text:span><text:span text:style-name="style2">//Et enlever une vie</text:span></text:h>
      <text:h text:style-name="Default">142<text:s text:c="2"/><text:s text:c="16"/><text:span text:style-name="style10">}</text:span></text:h>
      <text:h text:style-name="Default">143<text:s text:c="2"/><text:s text:c="12"/><text:span text:style-name="style10">}</text:span></text:h>
      <text:h text:style-name="Default">144<text:s text:c="2"/><text:s text:c="12"/><text:span text:style-name="style5">if</text:span><text:span text:style-name="style10">(</text:span><text:span text:style-name="style11">nbVie</text:span><text:span text:style-name="style10">==</text:span><text:span text:style-name="style4">0</text:span><text:span text:style-name="style10">)<text:s text:c="28"/></text:span><text:span text:style-name="style2">//Lorsque le nombre de vie du joueur tombe à 0...</text:span></text:h>
      <text:h text:style-name="Default">145<text:s text:c="2"/><text:s text:c="12"/><text:span text:style-name="style10">{</text:span></text:h>
      <text:h text:style-name="Default">146<text:s text:c="2"/><text:s text:c="16"/><text:span text:style-name="style16">cout</text:span><text:span text:style-name="style10">&lt;&lt;</text:span><text:span text:style-name="style6">"Defaite :("</text:span><text:span text:style-name="style10">&lt;&lt;</text:span><text:span text:style-name="style11">endl</text:span><text:span text:style-name="style10">;<text:s text:c="11"/></text:span><text:span text:style-name="style2">//Ecrire que l'utilisateur vien de perdre</text:span></text:h>
      <text:h text:style-name="Default">147<text:s text:c="2"/><text:s text:c="16"/><text:span text:style-name="style11">i</text:span><text:span text:style-name="style10">=</text:span><text:span text:style-name="style11">MAX</text:span><text:span text:style-name="style10">;<text:s text:c="30"/></text:span><text:span text:style-name="style2">//Et affecter la valeur MAX à i pour ainsi sortir de la boucle</text:span></text:h>
      <text:h text:style-name="Default">148<text:s text:c="2"/><text:s text:c="12"/><text:span text:style-name="style10">}</text:span></text:h>
      <text:h text:style-name="Default">149<text:s text:c="2"/><text:s text:c="8"/><text:span text:style-name="style10">}</text:span></text:h>
      <text:h text:style-name="Default">150<text:s text:c="2"/><text:s text:c="8"/><text:span text:style-name="style11">i</text:span><text:span text:style-name="style10">=</text:span><text:span text:style-name="style11">i</text:span><text:span text:style-name="style10">+</text:span><text:span text:style-name="style4">1</text:span><text:span text:style-name="style10">;<text:s text:c="38"/></text:span><text:span text:style-name="style2">//Lorsque l'ordinateur ou le joueur a finis son tour rajouter i+1 à la variable i</text:span></text:h>
      <text:h text:style-name="Default">151<text:s text:c="2"/><text:s text:c="8"/><text:span text:style-name="style11">tourOrdi</text:span><text:span text:style-name="style10">= !</text:span><text:span text:style-name="style11">tourOrdi</text:span><text:span text:style-name="style10">;<text:s text:c="24"/></text:span><text:span text:style-name="style2">//Affecter un NON(Ordinateur) pour que ce soit maintenant le tour de l'utilsateur ou de l'ordinateur (selon qui commence)</text:span></text:h>
      <text:h text:style-name="Default">152<text:s text:c="2"/><text:s text:c="4"/><text:span text:style-name="style10">}</text:span></text:h>
      <text:h text:style-name="Default">153<text:s text:c="2"/></text:h>
      <text:h text:style-name="Default">154<text:s text:c="2"/><text:s text:c="8"/><text:span text:style-name="style5">if</text:span><text:span text:style-name="style10">(</text:span><text:span text:style-name="style11">nbVie</text:span><text:span text:style-name="style10">&gt;</text:span><text:span text:style-name="style4">0</text:span><text:span text:style-name="style10">)<text:s text:c="9"/></text:span><text:span text:style-name="style2">//Une fois i==MAX on sort de cette boucle, ce qui veut dire que le Joueur a fini la partie sans perdre toutes ses vies</text:span></text:h>
      <text:h text:style-name="Default">155<text:s text:c="2"/><text:s text:c="8"/><text:span text:style-name="style10">{</text:span></text:h>
      <text:h text:style-name="Default">156<text:s text:c="2"/><text:s text:c="12"/><text:span text:style-name="style16">cout</text:span><text:span text:style-name="style10">&lt;&lt;</text:span><text:span text:style-name="style6">"\nVictoire :)\n"</text:span><text:span text:style-name="style10">&lt;&lt;</text:span><text:span text:style-name="style11">endl</text:span><text:span text:style-name="style10">;<text:s text:c="6"/></text:span><text:span text:style-name="style2">//Afficher la victoire du joueur</text:span></text:h>
      <text:h text:style-name="Default">157<text:s text:c="2"/><text:s text:c="8"/><text:span text:style-name="style10">}</text:span></text:h>
      <text:h text:style-name="Default">158<text:s text:c="2"/></text:h>
      <text:h text:style-name="Default">159<text:s text:c="2"/><text:s text:c="8"/><text:span text:style-name="style16">cout</text:span><text:span text:style-name="style10">&lt;&lt;</text:span><text:span text:style-name="style6">"C'etait chouette on rejoue ? (o/n)"</text:span><text:span text:style-name="style10">&lt;&lt;</text:span><text:span text:style-name="style11">endl</text:span><text:span text:style-name="style10">;<text:s text:c="3"/></text:span><text:span text:style-name="style2">//On demande si le joueur veux rejouer et de repondre par 'o' pour oui ou par 'n' pour non</text:span></text:h>
      <text:h text:style-name="Default">160<text:s text:c="2"/><text:s text:c="8"/><text:span text:style-name="style16">cin</text:span><text:span text:style-name="style10">&gt;&gt;</text:span><text:span text:style-name="style11">rejouer</text:span><text:span text:style-name="style10">;<text:s text:c="39"/></text:span><text:span text:style-name="style2">//Saisie de la reponse par le joueur</text:span></text:h>
      <text:h text:style-name="Default">161<text:s text:c="2"/></text:h>
      <text:h text:style-name="Default">162<text:s text:c="2"/><text:s text:c="8"/><text:span text:style-name="style5">while</text:span><text:span text:style-name="style10">(</text:span><text:span text:style-name="style11">rejouer</text:span><text:span text:style-name="style10">!=</text:span><text:span text:style-name="style7">'o' </text:span><text:span text:style-name="style10">&amp;&amp; </text:span><text:span text:style-name="style11">rejouer</text:span><text:span text:style-name="style10">!=</text:span><text:span text:style-name="style7">'n'</text:span><text:span text:style-name="style10">)<text:s text:c="17"/></text:span><text:span text:style-name="style2">//Tant que l'utilisateur n'a pas reponsu par 'o' ou par 'n' faire...</text:span></text:h>
      <text:h text:style-name="Default">163<text:s text:c="2"/><text:s text:c="8"/><text:span text:style-name="style10">{</text:span></text:h>
      <text:h text:style-name="Default">164<text:s text:c="2"/><text:s text:c="12"/><text:span text:style-name="style16">cout</text:span><text:span text:style-name="style10">&lt;&lt;</text:span><text:span text:style-name="style6">"Veillez a repondre par 'o' pour oui ou 'n' pour non, merci."</text:span><text:span text:style-name="style10">&lt;&lt;</text:span><text:span text:style-name="style11">endl</text:span><text:span text:style-name="style10">;<text:s text:c="6"/></text:span><text:span text:style-name="style2">//Demander a saisir correctement par 'o' ou 'n' sa reponse</text:span></text:h>
      <text:h text:style-name="Default">165<text:s text:c="2"/><text:s text:c="12"/><text:span text:style-name="style16">cin</text:span><text:span text:style-name="style10">&gt;&gt;</text:span><text:span text:style-name="style11">rejouer</text:span><text:span text:style-name="style10">;<text:s text:c="7"/></text:span><text:span text:style-name="style2">//Saisie de la reponse de l'utilsateur</text:span></text:h>
      <text:h text:style-name="Default">166<text:s text:c="2"/></text:h>
      <text:h text:style-name="Default">167<text:s text:c="2"/><text:s text:c="8"/><text:span text:style-name="style10">}</text:span></text:h>
      <text:h text:style-name="Default">168<text:s text:c="2"/><text:s text:c="8"/><text:span text:style-name="style2">//Si il a repondu 'o' pour rejouer alors la boucle continue pas besoin de mettre de condition</text:span></text:h>
      <text:h text:style-name="Default">169<text:s text:c="2"/></text:h>
      <text:h text:style-name="Default">170<text:s text:c="2"/><text:s text:c="8"/><text:span text:style-name="style5">if</text:span><text:span text:style-name="style10">(</text:span><text:span text:style-name="style11">rejouer</text:span><text:span text:style-name="style10">==</text:span><text:span text:style-name="style7">'n'</text:span><text:span text:style-name="style10">)<text:s text:c="8"/></text:span><text:span text:style-name="style2">//Si l'utilisateur a repondu 'n' pour ne pas rejouer...</text:span></text:h>
      <text:h text:style-name="Default">171<text:s text:c="2"/><text:s text:c="8"/><text:span text:style-name="style10">{</text:span></text:h>
      <text:h text:style-name="Default">172<text:s text:c="2"/><text:s text:c="12"/><text:span text:style-name="style11">rejouer</text:span><text:span text:style-name="style10">=</text:span><text:span text:style-name="style7">'n'</text:span><text:span text:style-name="style10">;<text:s text:c="8"/></text:span><text:span text:style-name="style2">//On change la valeur de la variable rejouer par 'n', ce qui termine la boucle</text:span></text:h>
      <text:h text:style-name="Default">173<text:s text:c="2"/><text:s text:c="8"/><text:span text:style-name="style10">}</text:span></text:h>
      <text:h text:style-name="Default">174<text:s text:c="2"/><text:s text:c="4"/><text:span text:style-name="style10">}</text:span></text:h>
      <text:h text:style-name="Default">175<text:s text:c="2"/><text:s text:c="4"/><text:span text:style-name="style16">cout</text:span><text:span text:style-name="style10">&lt;&lt;</text:span><text:span text:style-name="style6">"\nA la prochaine :)"</text:span><text:span text:style-name="style10">&lt;&lt;</text:span><text:span text:style-name="style11">endl</text:span><text:span text:style-name="style10">;<text:s text:c="6"/></text:span><text:span text:style-name="style2">//Et pour finir on dit au revoir au joueur</text:span></text:h>
      <text:h text:style-name="Default">176<text:s text:c="2"/><text:s text:c="4"/><text:span text:style-name="style5">return </text:span><text:span text:style-name="style4">0</text:span><text:span text:style-name="style10">;<text:s text:c="19"/></text:span><text:span text:style-name="style2">//Le programme ce termine</text:span></text:h>
      <text:h text:style-name="Default">177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8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